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ecksumIndexOutput.prepare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ecksumIndexOutput.writeBytes( byte [ ] b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ecksumIndexOutput.getChecks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sumIndexOutput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sumIndexOutput.ChecksumIndexOutput( IndexOutput 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ecksumIndexOutput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sumIndexOutput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sumIndexOutput.finish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sumIndexOutput.writeByte( byte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ecksumIndexOutput.getFilePo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sumIndexOutput.seek( long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